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12.15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12.153cm" svg:x="0cm" svg:y="2.18cm" presentation:class="title" presentation:user-transformed="true">
          <draw:text-box>
            <text:p>My Changes<text:tab/></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GUI Changes</text:p>
          </draw:text-box>
        </draw:frame>
        <draw:frame presentation:style-name="pr4" draw:layer="layout" svg:width="25.199cm" svg:height="12.179cm" svg:x="1.4cm" svg:y="4.914cm" presentation:class="outline" presentation:user-transformed="true">
          <draw:text-box>
            <text:list text:style-name="L2">
              <text:list-item>
                <text:p>I plan on using the grid layout feature of tkinter to bind my matrices to the grid and then using the keys stored within the tuples stored within the matrices to allow the grid to display the correct graphic for that element. </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presentation:placeholder="true">
          <draw:text-box/>
        </draw:frame>
        <draw:frame presentation:style-name="pr7" draw:layer="layout" svg:width="25.199cm" svg:height="12.179cm" svg:x="1.201cm" svg:y="4cm" presentation:class="outline" presentation:user-transformed="true">
          <draw:text-box>
            <text:list text:style-name="L2">
              <text:list-item>
                <text:p>I also plan on having a separate frame below for text interactions. This will be for story interactions and general instructions to the play. <text:tab/></text:p>
              </text:list-item>
            </text:list>
          </draw:text-box>
        </draw:frame>
        <presentation:notes draw:style-name="dp1">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presentation:placeholder="true">
          <draw:text-box/>
        </draw:frame>
        <draw:frame presentation:style-name="pr7" draw:layer="layout" svg:width="25.199cm" svg:height="12.179cm" svg:x="1.4cm" svg:y="4.914cm" presentation:class="outline">
          <draw:text-box>
            <text:list text:style-name="L2">
              <text:list-item>
                <text:p>I also plan on having a separate frame below for text interactions. This will be for story interactions and general instructions to the play.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presentation:placeholder="true">
          <draw:text-box/>
        </draw:frame>
        <draw:frame presentation:style-name="pr7" draw:layer="layout" svg:width="25.199cm" svg:height="12.179cm" svg:x="1.4cm" svg:y="4.914cm" presentation:class="outline" presentation:user-transformed="true">
          <draw:text-box>
            <text:list text:style-name="L2">
              <text:list-item>
                <text:p>I also plan on creating a unique “battle mode”. This should contain extra features such as health bars and battle information. I plan on implementing this similar to how I have managed my matrix grid. A slim grid packed frame with 25x25 pixel squares. </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Visual Images for GUI</text:p>
          </draw:text-box>
        </draw:frame>
        <draw:frame presentation:style-name="pr7" draw:layer="layout" svg:width="25.199cm" svg:height="12.179cm" svg:x="1.4cm" svg:y="4.914cm" presentation:class="outline">
          <draw:text-box>
            <text:list text:style-name="L2">
              <text:list-header>
                <text:p>I will include basic graphics along with a few more complicated to add detail to various maps. This includes different terrain, such as grass, river, walls and more. Since each map will be a compilation of different graphics, each room should have a somewhat unique visual representation.</text:p>
                <text:p/>
              </text:list-header>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presentation:user-transformed="true">
          <draw:text-box>
            <text:p>From peer review</text:p>
          </draw:text-box>
        </draw:frame>
        <draw:frame presentation:style-name="pr7" draw:layer="layout" svg:width="25.199cm" svg:height="12.179cm" svg:x="1.4cm" svg:y="4.914cm" presentation:class="outline">
          <draw:text-box>
            <text:list text:style-name="L2">
              <text:list-item>
                <text:p>Adding instructions to the game on startup to make it more clear and including a readme file for further clarification.</text:p>
              </text:list-item>
              <text:list-item>
                <text:p>I will add a gold cost for death.</text:p>
              </text:list-item>
              <text:list-item>
                <text:p>Clean up fight class</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Tutor Review</text:p>
          </draw:text-box>
        </draw:frame>
        <draw:frame presentation:style-name="pr7" draw:layer="layout" svg:width="25.199cm" svg:height="12.179cm" svg:x="1.4cm" svg:y="4.914cm" presentation:class="outline">
          <draw:text-box>
            <text:list text:style-name="L2">
              <text:list-item>
                <text:p>Reducing my number of enemy classes by instantiating enemy class with a level parameter.</text:p>
              </text:list-item>
              <text:list-item>
                <text:p>Creating unit-tests for all my classes to ensure correct functionality within classes. </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Log users journey</text:p>
          </draw:text-box>
        </draw:frame>
        <draw:frame presentation:style-name="pr7" draw:layer="layout" svg:width="25.199cm" svg:height="12.179cm" svg:x="1.601cm" svg:y="3.4cm" presentation:class="outline" presentation:user-transformed="true">
          <draw:text-box>
            <text:list text:style-name="L2">
              <text:list-item>
                <text:p>I already have a save game feature that records game progression and when used to restore, restores the player to the same point in story mode with all the same items and level.</text:p>
              </text:list-item>
              <text:list-item>
                <text:p>A key logger can also be implemented. Simply creating a function to record left,right,up,down to a txt file and incorporating this to the key-binding from tkinter. This way whenever a key is pressed, the character moves but also keylogger function is initiated and logs the movement. <text:s/></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Automated testing</text:p>
          </draw:text-box>
        </draw:frame>
        <draw:frame presentation:style-name="pr7" draw:layer="layout" svg:width="25.199cm" svg:height="12.179cm" svg:x="1.4cm" svg:y="4.914cm" presentation:class="outline">
          <draw:text-box>
            <text:list text:style-name="L2">
              <text:list-item>
                <text:p/>
              </text:list-item>
              <text:list-item>
                <text:p>Having now a better understanding of unit tests, I plan on creating unit tests for all my classes. I plan on creating a large full game unit-test program to include all of my unit-tests and run them at once. </text:p>
              </text:list-item>
              <text:list-item>
                <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layer="layout" svg:width="25.199cm" svg:height="1.771cm" svg:x="1.4cm" svg:y="0.837cm" presentation:class="title" presentation:placeholder="true">
          <draw:text-box/>
        </draw:frame>
        <draw:frame presentation:style-name="pr7" draw:layer="layout" svg:width="25.199cm" svg:height="12.179cm" svg:x="1.4cm" svg:y="4.914cm" presentation:class="outline" presentation:user-transformed="true">
          <draw:text-box>
            <text:list text:style-name="L2">
              <text:list-item>
                <text:p>I also plan on adding to my map testing. Allowing a random generator to move around the world on a slightly adjusted version (making battle probability 0) and check if all maps have been visited. I plan on creating a counter that will increase by 1 every time a new map is visited and after running the program awhile I will check if all maps have in fact been visited. </text:p>
              </text:list-item>
              <text:list-item>
                <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5.199cm" svg:height="1.771cm" svg:x="1.4cm" svg:y="0.837cm" presentation:class="title">
          <draw:text-box>
            <text:p>Exception Handling / Error handling</text:p>
          </draw:text-box>
        </draw:frame>
        <draw:frame presentation:style-name="pr7" draw:layer="layout" svg:width="25.199cm" svg:height="12.179cm" svg:x="1.4cm" svg:y="4.914cm" presentation:class="outline">
          <draw:text-box>
            <text:list text:style-name="L2">
              <text:list-item>
                <text:p>I have created an info message box for various situations and these include handling various user input errors. </text:p>
              </text:list-item>
              <text:list-item>
                <text:p>I have substantial class and method level documentation and plan on adding more for any new and changed classes.</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09:08:41.413398026</meta:creation-date>
    <meta:editing-duration>PT1H49M27S</meta:editing-duration>
    <meta:editing-cycles>4</meta:editing-cycles>
    <meta:generator>LibreOffice/6.4.6.2$Linux_X86_64 LibreOffice_project/40$Build-2</meta:generator>
    <dc:title>Blue Curve</dc:title>
    <dc:date>2020-12-16T11:39:24.996019705</dc:date>
    <meta:document-statistic meta:object-count="82"/>
  </office:meta>
</office:document-meta>
</file>